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201d"/>
    </style:style>
    <style:style style:name="P2" style:family="paragraph" style:parent-style-name="Standard" style:list-style-name="L2">
      <style:text-properties officeooo:rsid="001c201d" officeooo:paragraph-rsid="00357178"/>
    </style:style>
    <style:style style:name="P3" style:family="paragraph" style:parent-style-name="Standard" style:list-style-name="L2">
      <style:text-properties officeooo:rsid="001e043a" officeooo:paragraph-rsid="001e043a"/>
    </style:style>
    <style:style style:name="P4" style:family="paragraph" style:parent-style-name="Standard">
      <style:text-properties officeooo:rsid="001e043a" officeooo:paragraph-rsid="001e043a"/>
    </style:style>
    <style:style style:name="P5" style:family="paragraph" style:parent-style-name="Standard" style:list-style-name="L3">
      <style:text-properties officeooo:rsid="001e043a" officeooo:paragraph-rsid="001e043a"/>
    </style:style>
    <style:style style:name="P6" style:family="paragraph" style:parent-style-name="Standard" style:list-style-name="L3">
      <style:text-properties officeooo:paragraph-rsid="0034dd9f"/>
    </style:style>
    <style:style style:name="P7" style:family="paragraph" style:parent-style-name="Standard" style:list-style-name="L3">
      <style:text-properties officeooo:rsid="001ee869" officeooo:paragraph-rsid="001ee869"/>
    </style:style>
    <style:style style:name="P8" style:family="paragraph" style:parent-style-name="Standard" style:list-style-name="L3">
      <style:text-properties officeooo:rsid="001f32d6" officeooo:paragraph-rsid="001f32d6"/>
    </style:style>
    <style:style style:name="P9" style:family="paragraph" style:parent-style-name="Standard" style:list-style-name="L3">
      <style:text-properties officeooo:rsid="001fafa8" officeooo:paragraph-rsid="001fafa8"/>
    </style:style>
    <style:style style:name="P10" style:family="paragraph" style:parent-style-name="Standard" style:list-style-name="L3">
      <style:text-properties officeooo:rsid="00203641" officeooo:paragraph-rsid="00203641"/>
    </style:style>
    <style:style style:name="P11" style:family="paragraph" style:parent-style-name="Standard" style:list-style-name="L3">
      <style:text-properties officeooo:rsid="0020d562" officeooo:paragraph-rsid="0020d562"/>
    </style:style>
    <style:style style:name="P12" style:family="paragraph" style:parent-style-name="Standard" style:list-style-name="L3">
      <style:text-properties officeooo:rsid="00228f80" officeooo:paragraph-rsid="00228f80"/>
    </style:style>
    <style:style style:name="P13" style:family="paragraph" style:parent-style-name="Standard" style:list-style-name="L3">
      <style:text-properties officeooo:rsid="00234340" officeooo:paragraph-rsid="00234340"/>
    </style:style>
    <style:style style:name="P14" style:family="paragraph" style:parent-style-name="Standard" style:list-style-name="L3">
      <style:text-properties officeooo:rsid="00241686" officeooo:paragraph-rsid="00241686"/>
    </style:style>
    <style:style style:name="P15" style:family="paragraph" style:parent-style-name="Standard">
      <style:text-properties officeooo:rsid="00250d2f" officeooo:paragraph-rsid="00250d2f"/>
    </style:style>
    <style:style style:name="P16" style:family="paragraph" style:parent-style-name="Standard" style:list-style-name="L3">
      <style:text-properties officeooo:rsid="00265243" officeooo:paragraph-rsid="00265243"/>
    </style:style>
    <style:style style:name="P17" style:family="paragraph" style:parent-style-name="Standard" style:list-style-name="L3">
      <style:text-properties officeooo:rsid="00282a15" officeooo:paragraph-rsid="00282a15"/>
    </style:style>
    <style:style style:name="P18" style:family="paragraph" style:parent-style-name="Standard" style:list-style-name="L3">
      <style:text-properties fo:font-weight="normal" officeooo:rsid="002a0020" officeooo:paragraph-rsid="002a0020" style:font-weight-asian="normal" style:font-weight-complex="normal"/>
    </style:style>
    <style:style style:name="P19" style:family="paragraph" style:parent-style-name="Standard">
      <style:text-properties fo:font-weight="normal" officeooo:rsid="002a0020" officeooo:paragraph-rsid="002a0020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ab4f1" officeooo:paragraph-rsid="002ab4f1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ab4f1" officeooo:paragraph-rsid="002b3b85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b3b85" officeooo:paragraph-rsid="002b3b85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c1b08" officeooo:paragraph-rsid="002c1b08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debb7" officeooo:paragraph-rsid="002debb7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eaf9c" officeooo:paragraph-rsid="002eaf9c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eaf9c" officeooo:paragraph-rsid="00302fa8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302fa8" officeooo:paragraph-rsid="00302fa8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315a32" officeooo:paragraph-rsid="00315a32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31f161" officeooo:paragraph-rsid="0031f161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33a056" officeooo:paragraph-rsid="0033a056" style:font-weight-asian="normal" style:font-weight-complex="normal"/>
    </style:style>
    <style:style style:name="P31" style:family="paragraph" style:parent-style-name="Standard" style:list-style-name="L2">
      <style:text-properties officeooo:rsid="00357178" officeooo:paragraph-rsid="00357178"/>
    </style:style>
    <style:style style:name="P32" style:family="paragraph" style:parent-style-name="Standard" style:list-style-name="L3">
      <style:text-properties officeooo:rsid="00376464" officeooo:paragraph-rsid="00376464"/>
    </style:style>
    <style:style style:name="P33" style:family="paragraph" style:parent-style-name="Standard" style:list-style-name="L3">
      <style:text-properties officeooo:rsid="00395a3e" officeooo:paragraph-rsid="00395a3e"/>
    </style:style>
    <style:style style:name="P34" style:family="paragraph" style:parent-style-name="Standard" style:list-style-name="L4"/>
    <style:style style:name="P35" style:family="paragraph" style:parent-style-name="Standard" style:list-style-name="L4">
      <style:text-properties officeooo:rsid="003b498c" officeooo:paragraph-rsid="003b498c"/>
    </style:style>
    <style:style style:name="P36" style:family="paragraph" style:parent-style-name="Standard" style:list-style-name="L4">
      <style:text-properties officeooo:rsid="003c4a8a" officeooo:paragraph-rsid="003c4a8a"/>
    </style:style>
    <style:style style:name="P37" style:family="paragraph" style:parent-style-name="Heading">
      <style:text-properties officeooo:rsid="001c201d" officeooo:paragraph-rsid="001c201d"/>
    </style:style>
    <style:style style:name="P38" style:family="paragraph" style:parent-style-name="Heading" style:list-style-name="L3"/>
    <style:style style:name="P39" style:family="paragraph" style:parent-style-name="Heading">
      <style:text-properties officeooo:rsid="00357178" officeooo:paragraph-rsid="00357178"/>
    </style:style>
    <style:style style:name="P40" style:family="paragraph" style:parent-style-name="Heading">
      <style:text-properties officeooo:rsid="003b498c" officeooo:paragraph-rsid="003b498c"/>
    </style:style>
    <style:style style:name="P41" style:family="paragraph" style:parent-style-name="Heading_20_1">
      <style:text-properties fo:font-weight="bold" officeooo:rsid="001c201d" officeooo:paragraph-rsid="001c201d" style:font-weight-asian="bold" style:font-weight-complex="bold"/>
    </style:style>
    <style:style style:name="T1" style:family="text">
      <style:text-properties officeooo:rsid="001c201d"/>
    </style:style>
    <style:style style:name="T2" style:family="text">
      <style:text-properties officeooo:rsid="001ee869"/>
    </style:style>
    <style:style style:name="T3" style:family="text">
      <style:text-properties officeooo:rsid="001fafa8"/>
    </style:style>
    <style:style style:name="T4" style:family="text">
      <style:text-properties officeooo:rsid="00250d2f"/>
    </style:style>
    <style:style style:name="T5" style:family="text">
      <style:text-properties officeooo:rsid="002ab4f1"/>
    </style:style>
    <style:style style:name="T6" style:family="text">
      <style:text-properties officeooo:rsid="002b3b85"/>
    </style:style>
    <style:style style:name="T7" style:family="text">
      <style:text-properties officeooo:rsid="00302fa8"/>
    </style:style>
    <style:style style:name="T8" style:family="text">
      <style:text-properties officeooo:rsid="00315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GA502 – Level Design II – Session 04</text:h>
      <text:p text:style-name="Standard"/>
      <text:h text:style-name="Heading_20_1" text:outline-level="1">UE4 Materials</text:h>
      <text:list xml:id="list8516901193772628207" text:style-name="L1">
        <text:list-item>
          <text:p text:style-name="P1">Assets applied to meshes to control the visual properties.</text:p>
        </text:list-item>
        <text:list-item>
          <text:p text:style-name="P1"><text:span text:style-name="T1">A m</text:span>aterial is used to calculate how <text:span text:style-name="T1">light interacts with a surface.</text:span></text:p>
        </text:list-item>
      </text:list>
      <text:p text:style-name="P39">Material Editor</text:p>
      <text:list xml:id="list6315062012552241287" text:style-name="L2">
        <text:list-item>
          <text:p text:style-name="P2">Visual HLSL (High Level Shader Language) scripting</text:p>
        </text:list-item>
        <text:list-item>
          <text:p text:style-name="P31">Similar functionality to the blueprint graph editor</text:p>
        </text:list-item>
        <text:list-item>
          <text:p text:style-name="P31">Live Mode</text:p>
          <text:list>
            <text:list-item>
              <text:p text:style-name="P31">Live Nodes: only nodes are updated</text:p>
            </text:list-item>
            <text:list-item>
              <text:p text:style-name="P31">Live Update: shader is recompiled each time (can be time consuming)</text:p>
            </text:list-item>
          </text:list>
        </text:list-item>
      </text:list>
      <text:p text:style-name="P37">Material Expression Network</text:p>
      <text:list xml:id="list172300563241317" text:continue-numbering="true" text:style-name="L2">
        <text:list-item>
          <text:p text:style-name="P3">Material Expression reference:</text:p>
        </text:list-item>
      </text:list>
      <text:p text:style-name="P4"><text:a xlink:type="simple" xlink:href="https://docs.unrealengine.com/latest/INT/Engine/Rendering/Materials/ExpressionReference/index.html" text:style-name="Internet_20_link" text:visited-style-name="Visited_20_Internet_20_Link">https://docs.unrealengine.com/latest/INT/Engine/Rendering/Materials/ExpressionReference/index.html</text:a></text:p>
      <text:list xml:id="list3685809566806054420" text:style-name="L3">
        <text:list-item>
          <text:p text:style-name="P5">Colors</text:p>
          <text:list>
            <text:list-item>
              <text:p text:style-name="P5">RGBA</text:p>
            </text:list-item>
            <text:list-item>
              <text:p text:style-name="P5">Floating point (0.0 – 1.0)</text:p>
            </text:list-item>
            <text:list-item>
              <text:p text:style-name="P5">Overdrive </text:p>
              <text:list>
                <text:list-item>
                  <text:p text:style-name="P5">Emissive &gt;1.0 will increase brigtness.</text:p>
                </text:list-item>
              </text:list>
            </text:list-item>
          </text:list>
        </text:list-item>
        <text:list-item>
          <text:p text:style-name="P5">Textures</text:p>
          <text:list>
            <text:list-item>
              <text:p text:style-name="P5">Images that provide pixel based data</text:p>
            </text:list-item>
            <text:list-item>
              <text:p text:style-name="P5">Materials may use many textures as components</text:p>
            </text:list-item>
            <text:list-item>
              <text:p text:style-name="P5">Texture import:</text:p>
              <text:list>
                <text:list-item>
                  <text:p text:style-name="P5">Content Browser &gt; Import &gt; Select texture file</text:p>
                </text:list-item>
                <text:list-item>
                  <text:p text:style-name="P5">Supported formats:</text:p>
                  <text:list>
                    <text:list-item>
                      <text:p text:style-name="P5">.bmp</text:p>
                    </text:list-item>
                    <text:list-item>
                      <text:p text:style-name="P5">.float</text:p>
                    </text:list-item>
                    <text:list-item>
                      <text:p text:style-name="P5">.pcx</text:p>
                    </text:list-item>
                    <text:list-item>
                      <text:p text:style-name="P5">.png</text:p>
                    </text:list-item>
                    <text:list-item>
                      <text:p text:style-name="P5">.psd</text:p>
                    </text:list-item>
                    <text:list-item>
                      <text:p text:style-name="P5">.tga</text:p>
                    </text:list-item>
                    <text:list-item>
                      <text:p text:style-name="P5">.jpg</text:p>
                    </text:list-item>
                    <text:list-item>
                      <text:p text:style-name="P5">.exr</text:p>
                    </text:list-item>
                    <text:list-item>
                      <text:p text:style-name="P5">.dds (cubemap)</text:p>
                    </text:list-item>
                    <text:list-item>
                      <text:p text:style-name="P5">.hdr (cubemap)</text:p>
                    </text:list-item>
                  </text:list>
                </text:list-item>
              </text:list>
            </text:list-item>
            <text:list-item>
              <text:p text:style-name="P6"><text:span text:style-name="T2">Texture Sample Node</text:span></text:p>
            </text:list-item>
          </text:list>
        </text:list-item>
      </text:list>
      <text:p text:style-name="Heading"><text:tab/>Properties</text:p>
      <text:p text:style-name="P15"><text:a xlink:type="simple" xlink:href="https://docs.unrealengine.com/latest/INT/Engine/Rendering/Materials/MaterialProperties/index.html" text:style-name="Internet_20_link" text:visited-style-name="Visited_20_Internet_20_Link">https://docs.unrealengine.com/latest/INT/Engine/Rendering/Materials/MaterialProperties/index.html</text:a></text:p>
      <text:list xml:id="list172301772303286" text:continue-numbering="true" text:style-name="L3">
        <text:list-item>
          <text:list>
            <text:list-item>
              <text:p text:style-name="P7"><text:soft-page-break/>Define how Materials behave</text:p>
            </text:list-item>
            <text:list-item>
              <text:p text:style-name="P7">Select Main Material Node in Material Editor</text:p>
            </text:list-item>
            <text:list-item>
              <text:p text:style-name="P7">Physical Material</text:p>
              <text:list>
                <text:list-item>
                  <text:p text:style-name="P8">Physical Material asset associated with the material </text:p>
                </text:list-item>
                <text:list-item>
                  <text:p text:style-name="P7">Definition of its physical properties; Friction, bounce etc.</text:p>
                </text:list-item>
                <text:list-item>
                  <text:p text:style-name="P8">Has no visual effect on the material</text:p>
                </text:list-item>
              </text:list>
            </text:list-item>
            <text:list-item>
              <text:p text:style-name="P8">Material</text:p>
              <text:list>
                <text:list-item>
                  <text:p text:style-name="P8">Material Domain</text:p>
                  <text:list>
                    <text:list-item>
                      <text:p text:style-name="P8">How the material will be used.</text:p>
                    </text:list-item>
                  </text:list>
                </text:list-item>
                <text:list-item>
                  <text:p text:style-name="P8">Blend Mode</text:p>
                  <text:list>
                    <text:list-item>
                      <text:p text:style-name="P8">How the material will blend over things in the background.</text:p>
                    </text:list-item>
                    <text:list-item>
                      <text:p text:style-name="P8">BLEND_Opaque</text:p>
                      <text:list>
                        <text:list-item>
                          <text:p text:style-name="P8">Will occlude background</text:p>
                        </text:list-item>
                        <text:list-item>
                          <text:p text:style-name="P8">Compatible with dynamic lighting</text:p>
                        </text:list-item>
                      </text:list>
                    </text:list-item>
                    <text:list-item>
                      <text:p text:style-name="P8">BLEND_Masked</text:p>
                      <text:list>
                        <text:list-item>
                          <text:p text:style-name="P8">Will be fully opaque if opacity is greater than the <text:span text:style-name="T3">OpacityMaskClipValue</text:span>, otherwise it will be fully transparent.</text:p>
                        </text:list-item>
                        <text:list-item>
                          <text:p text:style-name="P8">Compatible with dynamic lighting</text:p>
                        </text:list-item>
                      </text:list>
                    </text:list-item>
                    <text:list-item>
                      <text:p text:style-name="P9">BLEND_Translucent</text:p>
                      <text:list>
                        <text:list-item>
                          <text:p text:style-name="P9">Variable Opacity</text:p>
                        </text:list-item>
                        <text:list-item>
                          <text:p text:style-name="P9">Not compatible with dynamic lighting</text:p>
                        </text:list-item>
                      </text:list>
                    </text:list-item>
                    <text:list-item>
                      <text:p text:style-name="P9">BLEND_Additive</text:p>
                      <text:list>
                        <text:list-item>
                          <text:p text:style-name="P9">Adds to background</text:p>
                        </text:list-item>
                        <text:list-item>
                          <text:p text:style-name="P9">Not compatible with dynamic lighting</text:p>
                        </text:list-item>
                      </text:list>
                    </text:list-item>
                    <text:list-item>
                      <text:p text:style-name="P9">BLEND_Modulate</text:p>
                      <text:list>
                        <text:list-item>
                          <text:p text:style-name="P9">Multiplicative to background</text:p>
                        </text:list-item>
                        <text:list-item>
                          <text:p text:style-name="P9">Not compatible with dynamic lighting or fog</text:p>
                        </text:list-item>
                      </text:list>
                    </text:list-item>
                  </text:list>
                </text:list-item>
                <text:list-item>
                  <text:p text:style-name="P9">Shading Model</text:p>
                  <text:list>
                    <text:list-item>
                      <text:p text:style-name="P9">Determines how inputs are combined <text:s/>to make final surface</text:p>
                      <text:list>
                        <text:list-item>
                          <text:p text:style-name="P9">Default Lit</text:p>
                          <text:list>
                            <text:list-item>
                              <text:p text:style-name="P9">Default model</text:p>
                            </text:list-item>
                          </text:list>
                        </text:list-item>
                        <text:list-item>
                          <text:p text:style-name="P9">Unlit</text:p>
                          <text:list>
                            <text:list-item>
                              <text:p text:style-name="P9">No response to light</text:p>
                            </text:list-item>
                            <text:list-item>
                              <text:p text:style-name="P9">Emissive and opacity only</text:p>
                            </text:list-item>
                          </text:list>
                        </text:list-item>
                        <text:list-item>
                          <text:p text:style-name="P9">Subsurface</text:p>
                          <text:list>
                            <text:list-item>
                              <text:p text:style-name="P9">Subsurface scattering materials</text:p>
                            </text:list-item>
                            <text:list-item>
                              <text:p text:style-name="P9">Ice, wax, etc.</text:p>
                            </text:list-item>
                            <text:list-item>
                              <text:p text:style-name="P9">Activates Subsurface Color input</text:p>
                            </text:list-item>
                          </text:list>
                        </text:list-item>
                        <text:list-item>
                          <text:p text:style-name="P9">Preintegrated Skin</text:p>
                          <text:list>
                            <text:list-item>
                              <text:p text:style-name="P9">Material for humas skin</text:p>
                            </text:list-item>
                            <text:list-item>
                              <text:p text:style-name="P9">Activates Subsurface Color input</text:p>
                            </text:list-item>
                          </text:list>
                        </text:list-item>
                        <text:list-item>
                          <text:p text:style-name="P9">Clear Coat</text:p>
                          <text:list>
                            <text:list-item>
                              <text:p text:style-name="P9">Translucent coating</text:p>
                            </text:list-item>
                            <text:list-item>
                              <text:p text:style-name="P10">Car paint, lacquer, etc.</text:p>
                            </text:list-item>
                            <text:list-item>
                              <text:p text:style-name="P10">Activates Clear Coat and Clear Coat Roughness inputs</text:p>
                            </text:list-item>
                          </text:list>
                        </text:list-item>
                        <text:list-item>
                          <text:p text:style-name="P11"><text:soft-page-break/>Subsurface Profile</text:p>
                          <text:list>
                            <text:list-item>
                              <text:p text:style-name="P11">Advanced subsurface scattering shader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Opacity Clip Mask Value</text:p>
                      <text:list>
                        <text:list-item>
                          <text:p text:style-name="P11">Sets threshold for opacity clip</text:p>
                        </text:list-item>
                      </text:list>
                    </text:list-item>
                    <text:list-item>
                      <text:p text:style-name="P11">Two Sided</text:p>
                      <text:list>
                        <text:list-item>
                          <text:p text:style-name="P11">Calculates lighting for both mesh faces</text:p>
                        </text:list-item>
                      </text:list>
                    </text:list-item>
                    <text:list-item>
                      <text:p text:style-name="P12">Tangent Space Normal</text:p>
                      <text:list>
                        <text:list-item>
                          <text:p text:style-name="P12">Calculate normals from object surface rather than world space.</text:p>
                        </text:list-item>
                      </text:list>
                    </text:list-item>
                    <text:list-item>
                      <text:p text:style-name="P12">Use Material Attributes</text:p>
                      <text:list>
                        <text:list-item>
                          <text:p text:style-name="P12">Condenses Main Material Node to one input</text:p>
                        </text:list-item>
                        <text:list-item>
                          <text:p text:style-name="P12">Good for layered materials.</text:p>
                        </text:list-item>
                      </text:list>
                    </text:list-item>
                    <text:list-item>
                      <text:p text:style-name="P12">Num Customized Uvs</text:p>
                      <text:list>
                        <text:list-item>
                          <text:p text:style-name="P12">Number of UV inputs to display</text:p>
                        </text:list-item>
                        <text:list-item>
                          <text:p text:style-name="P33">Used for interacting with the vertex shader</text:p>
                        </text:list-item>
                      </text:list>
                    </text:list-item>
                    <text:list-item>
                      <text:p text:style-name="P12">Generate Spherical Particle Normals</text:p>
                      <text:list>
                        <text:list-item>
                          <text:p text:style-name="P12">surface normals remain spherical as you rotate the camera</text:p>
                        </text:list-item>
                        <text:list-item>
                          <text:p text:style-name="P12">useful for volumetric particle systems</text:p>
                        </text:list-item>
                      </text:list>
                    </text:list-item>
                    <text:list-item>
                      <text:p text:style-name="P13">Emissive (Dynamic Area Light)</text:p>
                      <text:list>
                        <text:list-item>
                          <text:p text:style-name="P13">Materials emissive color is injected into the Light Propagation Volume.</text:p>
                        </text:list-item>
                      </text:list>
                    </text:list-item>
                    <text:list-item>
                      <text:p text:style-name="P14">Wire Frame</text:p>
                      <text:list>
                        <text:list-item>
                          <text:p text:style-name="P14">Enables a wire frame view of the applied mes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Translucency</text:p>
              <text:list>
                <text:list-item>
                  <text:p text:style-name="P14">Defines translucency behavior.</text:p>
                </text:list-item>
              </text:list>
            </text:list-item>
            <text:list-item>
              <text:p text:style-name="P14">Translucency Self Shadowing</text:p>
              <text:list>
                <text:list-item>
                  <text:p text:style-name="P14">Provides a way to get volumetrically lit translucent objects. <text:span text:style-name="T4">Smoke, steam, etc.</text:span></text:p>
                </text:list-item>
                <text:list-item>
                  <text:p text:style-name="P14">Broken into Self Shadow Density and Second Self Shadow Density <text:span text:style-name="T4">to allow for variation in throughout the self shadow.</text:span></text:p>
                </text:list-item>
              </text:list>
            </text:list-item>
            <text:list-item>
              <text:p text:style-name="P16">Usage</text:p>
              <text:list>
                <text:list-item>
                  <text:p text:style-name="P16">Used to control the types of objects on which the material can be used</text:p>
                </text:list-item>
                <text:list-item>
                  <text:p text:style-name="P16">Allows the engine to compile special versions of the material for each application</text:p>
                </text:list-item>
                <text:list-item>
                  <text:p text:style-name="P16">Only valid for Surface Material Domain</text:p>
                </text:list-item>
              </text:list>
            </text:list-item>
            <text:list-item>
              <text:p text:style-name="P16">Mobile</text:p>
              <text:list>
                <text:list-item>
                  <text:p text:style-name="P16">Settings for mobile optimization</text:p>
                </text:list-item>
              </text:list>
            </text:list-item>
            <text:list-item>
              <text:p text:style-name="P16">Tessellation</text:p>
              <text:list>
                <text:list-item>
                  <text:p text:style-name="P16">Runtime mesh tessellation settings</text:p>
                </text:list-item>
                <text:list-item>
                  <text:p text:style-name="P16">Allows you to add more physical detail to meshes at runtime at the cost of performance</text:p>
                </text:list-item>
              </text:list>
            </text:list-item>
            <text:list-item>
              <text:p text:style-name="P17">Post Process Material</text:p>
              <text:list>
                <text:list-item>
                  <text:p text:style-name="P17">Properties for Post Process Materials</text:p>
                </text:list-item>
              </text:list>
            </text:list-item>
            <text:list-item>
              <text:p text:style-name="P32">Lightmass</text:p>
              <text:list>
                <text:list-item>
                  <text:p text:style-name="P32">Effect of transluce on static lighting </text:p>
                </text:list-item>
              </text:list>
            </text:list-item>
            <text:list-item>
              <text:p text:style-name="P17">Material Interface</text:p>
              <text:list>
                <text:list-item>
                  <text:p text:style-name="P17">Allows you to set a custom mesh in the preview pane</text:p>
                </text:list-item>
              </text:list>
            </text:list-item>
            <text:list-item>
              <text:p text:style-name="P17">Thumbnail</text:p>
              <text:list>
                <text:list-item>
                  <text:p text:style-name="P17">Properties of the thumbnail preview</text:p>
                </text:list-item>
              </text:list>
            </text:list-item>
          </text:list>
          <text:p text:style-name="P38"><text:soft-page-break/>Inputs</text:p>
        </text:list-item>
      </text:list>
      <text:p text:style-name="P19"><text:a xlink:type="simple" xlink:href="https://docs.unrealengine.com/latest/INT/Engine/Rendering/Materials/MaterialInputs/index.html" text:style-name="Internet_20_link" text:visited-style-name="Visited_20_Internet_20_Link">https://docs.unrealengine.com/latest/INT/Engine/Rendering/Materials/MaterialInputs/index.html</text:a></text:p>
      <text:list xml:id="list172301223188276" text:continue-numbering="true" text:style-name="L3">
        <text:list-item>
          <text:list>
            <text:list-item>
              <text:p text:style-name="P18">Feed values into the material to define the physical surface.</text:p>
            </text:list-item>
            <text:list-item>
              <text:p text:style-name="P18">Some inputs are automatic<text:span text:style-name="T5">ally</text:span> disabled based on:</text:p>
              <text:list>
                <text:list-item>
                  <text:p text:style-name="P18">Material Domain</text:p>
                </text:list-item>
                <text:list-item>
                  <text:p text:style-name="P18">Shading Model</text:p>
                </text:list-item>
                <text:list-item>
                  <text:p text:style-name="P18">Blend Mode</text:p>
                </text:list-item>
              </text:list>
            </text:list-item>
            <text:list-item>
              <text:p text:style-name="P20">Base Color</text:p>
              <text:list>
                <text:list-item>
                  <text:p text:style-name="P20">Defines overall color</text:p>
                </text:list-item>
                <text:list-item>
                  <text:p text:style-name="P20">Vector3 (RGB)</text:p>
                </text:list-item>
              </text:list>
            </text:list-item>
            <text:list-item>
              <text:p text:style-name="P20">Metallic</text:p>
              <text:list>
                <text:list-item>
                  <text:p text:style-name="P20">How metal like the surface is</text:p>
                </text:list-item>
                <text:list-item>
                  <text:p text:style-name="P21">Non-metals = 0.0 <text:span text:style-name="T6">(black)</text:span></text:p>
                </text:list-item>
                <text:list-item>
                  <text:p text:style-name="P21">Metals = 1.0 <text:span text:style-name="T6">(white)</text:span></text:p>
                </text:list-item>
              </text:list>
            </text:list-item>
            <text:list-item>
              <text:p text:style-name="P20">Specular</text:p>
              <text:list>
                <text:list-item>
                  <text:p text:style-name="P20">scales the specularity of non-metallic surfaces</text:p>
                </text:list-item>
                <text:list-item>
                  <text:p text:style-name="P20">no effect on metals</text:p>
                </text:list-item>
                <text:list-item>
                  <text:p text:style-name="P21"><text:span text:style-name="T6">No Specular = </text:span>0.0 <text:span text:style-name="T6">(black)</text:span></text:p>
                </text:list-item>
                <text:list-item>
                  <text:p text:style-name="P21"><text:span text:style-name="T6">High Specular =</text:span> 1.0 <text:span text:style-name="T6">(white)</text:span></text:p>
                </text:list-item>
              </text:list>
            </text:list-item>
            <text:list-item>
              <text:p text:style-name="P22">Roughness</text:p>
              <text:list>
                <text:list-item>
                  <text:p text:style-name="P22">Controls how rough a material appears</text:p>
                </text:list-item>
                <text:list-item>
                  <text:p text:style-name="P22">Rough material will scatter more light</text:p>
                </text:list-item>
                <text:list-item>
                  <text:p text:style-name="P22">Smooth (mirror) = 0.0 (black)</text:p>
                </text:list-item>
                <text:list-item>
                  <text:p text:style-name="P22">Rough (matte) = 1.0 (white)</text:p>
                </text:list-item>
              </text:list>
            </text:list-item>
            <text:list-item>
              <text:p text:style-name="P22">Emissive Color</text:p>
              <text:list>
                <text:list-item>
                  <text:p text:style-name="P22">Controls emissive areas and intensity</text:p>
                </text:list-item>
                <text:list-item>
                  <text:p text:style-name="P23">Vector3 (RGB)</text:p>
                </text:list-item>
                <text:list-item>
                  <text:p text:style-name="P23">No Emission = 0.0 (black)</text:p>
                </text:list-item>
                <text:list-item>
                  <text:p text:style-name="P23">Full Emission = 1.0 (white)</text:p>
                </text:list-item>
                <text:list-item>
                  <text:p text:style-name="P22">Can be overdriven if HDR lighting is supported</text:p>
                </text:list-item>
              </text:list>
            </text:list-item>
            <text:list-item>
              <text:p text:style-name="P22">Opacity</text:p>
              <text:list>
                <text:list-item>
                  <text:p text:style-name="P24">Translucent Blend Mode</text:p>
                </text:list-item>
                <text:list-item>
                  <text:p text:style-name="P24">Transparent = 0.0 (black)</text:p>
                </text:list-item>
                <text:list-item>
                  <text:p text:style-name="P24">Opaque = 1.0 (white)</text:p>
                </text:list-item>
              </text:list>
            </text:list-item>
            <text:list-item>
              <text:p text:style-name="P24">Opacity mask</text:p>
              <text:list>
                <text:list-item>
                  <text:p text:style-name="P25">Masked Blend Mode</text:p>
                </text:list-item>
                <text:list-item>
                  <text:p text:style-name="P25">Hard cutoff at clip value</text:p>
                </text:list-item>
                <text:list-item>
                  <text:p text:style-name="P25">Transparent &lt; OpacityMaskClipValue</text:p>
                </text:list-item>
                <text:list-item>
                  <text:p text:style-name="P25">Opaque &gt; OpacityMaskClipValue</text:p>
                </text:list-item>
              </text:list>
            </text:list-item>
            <text:list-item>
              <text:p text:style-name="P25">Normal</text:p>
              <text:list>
                <text:list-item>
                  <text:p text:style-name="P25">Takes a normal map</text:p>
                </text:list-item>
                <text:list-item>
                  <text:p text:style-name="P26">perturbates the normal of the pixel</text:p>
                </text:list-item>
              </text:list>
            </text:list-item>
            <text:list-item>
              <text:p text:style-name="P26"><text:span text:style-name="T7">World position offset</text:span></text:p>
              <text:list>
                <text:list-item>
                  <text:p text:style-name="P26"><text:span text:style-name="T7">Allows mesh vertices to be manipulated in world space by the material</text:span></text:p>
                </text:list-item>
                <text:list-item>
                  <text:p text:style-name="P26"><text:soft-page-break/><text:span text:style-name="T7">Useful for making objects and surfaces move, change shape, ambient animation etc.</text:span></text:p>
                </text:list-item>
                <text:list-item>
                  <text:p text:style-name="P28">Renderer uses original bounds</text:p>
                </text:list-item>
              </text:list>
            </text:list-item>
            <text:list-item>
              <text:p text:style-name="P27">World Displacement</text:p>
              <text:list>
                <text:list-item>
                  <text:p text:style-name="P27">Similar to world position offset</text:p>
                </text:list-item>
                <text:list-item>
                  <text:p text:style-name="P27">uses tesselation <text:span text:style-name="T8">vertices rather than the base mesh vertices</text:span></text:p>
                </text:list-item>
                <text:list-item>
                  <text:p text:style-name="P28">Material must have tesselation enabled</text:p>
                </text:list-item>
              </text:list>
            </text:list-item>
            <text:list-item>
              <text:p text:style-name="P29">Tesselation Multiplier</text:p>
              <text:list>
                <text:list-item>
                  <text:p text:style-name="P29">Controls amount of tesselation</text:p>
                </text:list-item>
              </text:list>
            </text:list-item>
            <text:list-item>
              <text:p text:style-name="P29">Subsurface Color</text:p>
              <text:list>
                <text:list-item>
                  <text:p text:style-name="P29">simulates shifts in color of light as it passes through the surface</text:p>
                </text:list-item>
                <text:list-item>
                  <text:p text:style-name="P29">must have Subsurface Shading Model</text:p>
                </text:list-item>
              </text:list>
            </text:list-item>
            <text:list-item>
              <text:p text:style-name="P29">Ambient Occlusion</text:p>
              <text:list>
                <text:list-item>
                  <text:p text:style-name="P29">simulates self-shadowing</text:p>
                </text:list-item>
                <text:list-item>
                  <text:p text:style-name="P29">AO Map</text:p>
                </text:list-item>
              </text:list>
            </text:list-item>
            <text:list-item>
              <text:p text:style-name="P29">Refraction</text:p>
              <text:list>
                <text:list-item>
                  <text:p text:style-name="P29">simulates refraction index</text:p>
                </text:list-item>
              </text:list>
            </text:list-item>
            <text:list-item>
              <text:p text:style-name="P29">Clear Coat</text:p>
              <text:list>
                <text:list-item>
                  <text:p text:style-name="P29">Requires clear coat shader models</text:p>
                </text:list-item>
                <text:list-item>
                  <text:p text:style-name="P29">Amount of clear layer</text:p>
                </text:list-item>
                <text:list-item>
                  <text:p text:style-name="P29">No CC Layer = 0.0 (black)</text:p>
                </text:list-item>
                <text:list-item>
                  <text:p text:style-name="P29">Full CC Layer = 1.0 (white)</text:p>
                </text:list-item>
              </text:list>
            </text:list-item>
            <text:list-item>
              <text:p text:style-name="P29">Clear Coat Roughness</text:p>
              <text:list>
                <text:list-item>
                  <text:p text:style-name="P30">Roughness of the clear coat</text:p>
                </text:list-item>
              </text:list>
            </text:list-item>
          </text:list>
        </text:list-item>
      </text:list>
      <text:p text:style-name="P40">Useful Expressions</text:p>
      <text:list xml:id="list4925739292351103191" text:style-name="L4">
        <text:list-item>
          <text:p text:style-name="P34">Texture Sample</text:p>
        </text:list-item>
        <text:list-item>
          <text:p text:style-name="P35">Lerp</text:p>
        </text:list-item>
        <text:list-item>
          <text:p text:style-name="P36">Noi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3b498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3:37:38.960733267</meta:creation-date>
    <meta:generator>LibreOffice/5.1.4.2$Linux_X86_64 LibreOffice_project/10m0$Build-2</meta:generator>
    <dc:date>2016-10-23T17:23:00.016664673</dc:date>
    <meta:editing-duration>PT1H55M5S</meta:editing-duration>
    <meta:editing-cycles>20</meta:editing-cycles>
    <meta:document-statistic meta:table-count="0" meta:image-count="0" meta:object-count="0" meta:page-count="5" meta:paragraph-count="195" meta:word-count="1008" meta:character-count="5804" meta:non-whitespace-character-count="5169"/>
  </office:meta>
</office:document-meta>
</file>